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7pt" style:text-underline-style="solid" style:text-underline-width="auto" style:text-underline-color="font-color" fo:font-weight="bold" officeooo:rsid="001a0605" officeooo:paragraph-rsid="001a0605" style:font-size-asian="14.8500003814697pt" style:font-weight-asian="bold" style:font-size-complex="17pt" style:font-weight-complex="bold"/>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a0605" officeooo:paragraph-rsid="001a0605"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c12f5" officeooo:paragraph-rsid="001c12f5"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style:text-underline-style="none" fo:font-weight="normal" officeooo:rsid="001a0605" officeooo:paragraph-rsid="001a0605" style:font-size-asian="13.1000003814697pt" style:font-weight-asian="normal" style:font-size-complex="15pt" style:font-weight-complex="normal"/>
    </style:style>
    <style:style style:name="P5" style:family="paragraph" style:parent-style-name="Standard" style:list-style-name="L1">
      <style:paragraph-properties fo:text-align="start" style:justify-single-word="false"/>
      <style:text-properties fo:font-size="15pt" style:text-underline-style="none" fo:font-weight="normal" officeooo:rsid="001aabf4" officeooo:paragraph-rsid="001aabf4" style:font-size-asian="13.1000003814697pt" style:font-weight-asian="normal" style:font-size-complex="15pt" style:font-weight-complex="normal"/>
    </style:style>
    <style:style style:name="P6" style:family="paragraph" style:parent-style-name="Standard" style:list-style-name="L1">
      <style:paragraph-properties fo:text-align="start" style:justify-single-word="false"/>
      <style:text-properties fo:font-size="15pt" style:text-underline-style="none" fo:font-weight="normal" officeooo:rsid="001bf265" officeooo:paragraph-rsid="001bf265"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fo:font-size="15pt" style:text-underline-style="none" fo:font-weight="normal" officeooo:rsid="001bf265" officeooo:paragraph-rsid="001bf265"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3pt" style:text-underline-style="none" fo:font-weight="normal" officeooo:rsid="000c0267" officeooo:paragraph-rsid="001c12f5"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style:text-underline-style="none" fo:font-weight="normal" officeooo:rsid="001a0605" officeooo:paragraph-rsid="001a0605" style:font-size-asian="11.3500003814697pt" style:font-weight-asian="normal" style:font-size-complex="13pt" style:font-weight-complex="normal"/>
    </style:style>
    <style:style style:name="T1" style:family="text">
      <style:text-properties officeooo:rsid="001aabf4"/>
    </style:style>
    <style:style style:name="T2" style:family="text">
      <style:text-properties officeooo:rsid="00118025"/>
    </style:style>
    <style:style style:name="T3" style:family="text">
      <style:text-properties officeooo:rsid="001c12f5"/>
    </style:style>
    <style:style style:name="T4" style:family="text">
      <style:text-properties officeooo:rsid="001cd0f1"/>
    </style:style>
    <style:style style:name="T5" style:family="text">
      <style:text-properties officeooo:rsid="001d2c38"/>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cteur PDF avec Composant Liker</text:p>
      <text:p text:style-name="P1"/>
      <text:p text:style-name="P2">I- Description</text:p>
      <text:p text:style-name="P2"/>
      <text:p text:style-name="P4"><text:tab/>Dans cette démonstration nous proposons le scénario suivant : le professeur arrive dans une salle de classe afin de faire cours avec son ordinateur personnel. La salle est équipée d'un projecteur et d'écran muraux connectés. Le professeur lance son lecteur PDF sur sa machine et le moteur de composition affiche les slides sur les autres écrans de la salle. Les élèves peuvent aussi suivre le cours sur leur smartphones. </text:p>
      <text:p text:style-name="P4"/>
      <text:p text:style-name="P4"><text:tab/>Le professeur démarre ensuite une application télécommande sur son smartphone qui permettra de contrôler l'ensemble des composants lecteur PDF présents dans la salle de classe, mais les élèves peuvent quand même démarrer leur propre composant télécommande afin de contrôler librement leur lecteur personnel.</text:p>
      <text:p text:style-name="P4"/>
      <text:p text:style-name="P4"><text:tab/><text:span text:style-name="T5">Le professeur voulant avoir un retour des étudiants par rapport au cours, c</text:span>haque étudiant peut aussi utiliser un composant Liker afin de <text:span text:style-name="T1">donner leur avis sur la slide qu'il lit et aussi grâce à l'Afficheur combien de likes a eu cette dernière.</text:span></text:p>
      <text:p text:style-name="P4"/>
      <text:p text:style-name="P2"/>
      <text:p text:style-name="P2">II- Composants utilisés</text:p>
      <text:p text:style-name="P2"/>
      <text:list xml:id="list312158962673911001" text:style-name="L1">
        <text:list-item>
          <text:p text:style-name="P5">Android_Remote (télécommande)</text:p>
        </text:list-item>
        <text:list-item>
          <text:p text:style-name="P5">Java_PDF_Reader</text:p>
        </text:list-item>
        <text:list-item>
          <text:p text:style-name="P5">Android_PDF_Reader</text:p>
        </text:list-item>
        <text:list-item>
          <text:p text:style-name="P5">Java_Slide_Button (télécommande)</text:p>
        </text:list-item>
        <text:list-item>
          <text:p text:style-name="P6">Java_Recuperateur_Page</text:p>
        </text:list-item>
        <text:list-item>
          <text:p text:style-name="P6">Java_Liker</text:p>
        </text:list-item>
        <text:list-item>
          <text:p text:style-name="P6">Java_Afficheur_Likes</text:p>
        </text:list-item>
      </text:list>
      <text:p text:style-name="P7"/>
      <text:p text:style-name="P7">Vous trouverez dans le dossier contenant ce fichier, deux fichiers PNG décrivant l'assemblage de ces composants lors de la démonstration.</text:p>
      <text:list xml:id="list124315677159" text:continue-numbering="true" text:style-name="L1">
        <text:list-header>
          <text:p text:style-name="P6"/>
        </text:list-header>
      </text:list>
      <text:p text:style-name="P2"/>
      <text:p text:style-name="P2">III- Déroulement de la démonstration</text:p>
      <text:p text:style-name="P2"/>
      <text:p text:style-name="P8"><text:span text:style-name="T2"><text:tab/>Après avoir présenté le scénario, lancer le script de lancement de la démonstration. Après avoir connecté le conteneur Wcomp au UpnP Wizard Designer, vous pouvez lancer </text:span><text:soft-page-break/><text:span text:style-name="T2">les composants Android souhaités (ceux dans la liste ci-dessus, sinon ils ne se connecteront pas!).</text:span></text:p>
      <text:p text:style-name="P2"/>
      <text:p text:style-name="P9"><text:tab/><text:span text:style-name="T3">Vous pouvez lancer plusieurs télécommandes ainsi que plusieurs lecteurs PDF afin de montrer que par exemple la télécommande maîtresse les commandent tous mais que si un élève démarre la sienne, elle la remplacera sur un seul lecteur. Attention toutefois de ne pas démarrer deux fois le même composant sur la même machine, son identifiant unique étant déterminé par rapport à la machine l'exécutant. </text:span></text:p>
      <text:p text:style-name="P9"/>
      <text:p text:style-name="P9"><text:tab/><text:span text:style-name="T4">Vous pouvez ensuite montrer que l'on peut liker les slides <text:s/>et que lorsque l'on en change, le nombre de likes change et devient celui de la nouvelle slid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2T23:42:07.748000000</meta:creation-date>
    <meta:generator>LibreOffice/5.0.5.2$Windows_x86 LibreOffice_project/55b006a02d247b5f7215fc6ea0fde844b30035b3</meta:generator>
    <dc:date>2017-07-23T00:01:23.748000000</dc:date>
    <meta:editing-duration>PT19M13S</meta:editing-duration>
    <meta:editing-cycles>6</meta:editing-cycles>
    <meta:document-statistic meta:table-count="0" meta:image-count="0" meta:object-count="0" meta:page-count="2" meta:paragraph-count="19" meta:word-count="338" meta:character-count="2195" meta:non-whitespace-character-count="1874"/>
  </office:meta>
</office:document-meta>
</file>